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9703.891725" calcext:value-type="float">
            <text:p>9703.891725</text:p>
          </table:table-cell>
          <table:table-cell table:style-name="Default" table:formula="of:=[.H2]/24/365" office:value-type="float" office:value="1.10775019691781" calcext:value-type="float">
            <text:p>1.10775019691781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0:26:49.228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24T12:50:32.738648090</dc:date>
    <meta:editing-duration>P5DT8H25M19S</meta:editing-duration>
    <meta:editing-cycles>179</meta:editing-cycles>
    <meta:document-statistic meta:table-count="1" meta:cell-count="3211" meta:object-count="0"/>
  </office:meta>
</office:document-meta>
</file>